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4B0000002392AD905E4.png"/>
  <manifest:file-entry manifest:media-type="image/png" manifest:full-path="Pictures/1000000000000285000002D48498DBC5.png"/>
  <manifest:file-entry manifest:media-type="image/png" manifest:full-path="Pictures/100000000000023B0000033C99C0DB61.png"/>
  <manifest:file-entry manifest:media-type="image/png" manifest:full-path="Pictures/10000201000000560000005637DA0A0D.png"/>
  <manifest:file-entry manifest:media-type="image/png" manifest:full-path="Pictures/10000000000001EF000000E28B3AA100.png"/>
  <manifest:file-entry manifest:media-type="image/png" manifest:full-path="Pictures/100000000000040E00000242FEB0423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cm" svg:stroke-color="#ff0000" draw:marker-start="" draw:marker-start-width="0.275cm" draw:marker-end="Arrowheads_20_1" draw:marker-end-width="0.37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815cm"/>
    </style:style>
    <style:style style:name="gr5" style:family="graphic" style:parent-style-name="standard">
      <style:graphic-properties svg:stroke-color="#ff0000" draw:fill="solid" draw:fill-color="#ff0000" draw:textarea-horizontal-align="justify" draw:textarea-vertical-align="middle" draw:auto-grow-height="false" fo:min-height="0cm" fo:min-width="0cm"/>
    </style:style>
    <style:style style:name="gr6" style:family="graphic" style:parent-style-name="standard">
      <style:graphic-properties svg:stroke-width="0.05cm" svg:stroke-color="#ff0000" draw:marker-start-width="0.275cm" draw:marker-end-width="0.275cm" draw:fill="none" draw:textarea-vertical-align="middle" draw:auto-grow-height="false" fo:min-height="0.749cm" fo:min-width="0.499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4.358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0.662cm"/>
    </style:style>
    <style:style style:name="gr9" style:family="graphic" style:parent-style-name="standard">
      <style:graphic-properties draw:fill="solid" draw:fill-color="#e6e6e6" draw:textarea-horizontal-align="justify" draw:textarea-vertical-align="middle" draw:auto-grow-height="false" draw:shadow="visible"/>
    </style:style>
    <style:style style:name="gr10" style:family="graphic" style:parent-style-name="standard">
      <style:graphic-properties draw:fill="solid" draw:fill-color="#cfe7f5" draw:textarea-horizontal-align="justify" draw:textarea-vertical-align="middle" draw:auto-grow-height="false" fo:min-height="0cm" fo:min-width="0cm" fo:wrap-option="no-wrap"/>
    </style:style>
    <style:style style:name="gr11" style:family="graphic" style:parent-style-name="standard">
      <style:graphic-properties draw:fill="solid" draw:fill-color="#ff9966" draw:textarea-horizontal-align="justify" draw:textarea-vertical-align="middle" draw:auto-grow-height="false" draw:shadow="visible"/>
    </style:style>
    <style:style style:name="gr12" style:family="graphic" style:parent-style-name="standard">
      <style:graphic-properties draw:stroke="none" svg:stroke-color="#000000" draw:fill="none" draw:fill-color="#ffffff" draw:textarea-horizontal-align="left" draw:auto-grow-height="true" draw:auto-grow-width="true" fo:min-height="0.941cm" fo:min-width="3.177cm"/>
    </style:style>
    <style:style style:name="gr13" style:family="graphic" style:parent-style-name="standard">
      <style:graphic-properties svg:stroke-color="#808080" draw:fill="solid" draw:fill-color="#ff99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1.808cm" fo:min-width="2.832cm"/>
    </style:style>
    <style:style style:name="gr15" style:family="graphic" style:parent-style-name="standard">
      <style:graphic-properties draw:fill="solid" draw:fill-color="#e6e6e6" draw:textarea-horizontal-align="justify" draw:textarea-vertical-align="middle" draw:auto-grow-height="false" draw:shadow="visible"/>
    </style:style>
    <style:style style:name="gr16" style:family="graphic" style:parent-style-name="standard">
      <style:graphic-properties draw:stroke="none" draw:fill="none" fo:min-height="2.691cm"/>
    </style:style>
    <style:style style:name="gr17" style:family="graphic" style:parent-style-name="standard">
      <style:graphic-properties draw:fill="solid" draw:fill-color="#ff420e" draw:auto-grow-height="false" fo:wrap-option="wrap"/>
    </style:style>
    <style:style style:name="gr18" style:family="graphic" style:parent-style-name="standard">
      <style:graphic-properties draw:fill="solid" draw:fill-color="#579d1c" draw:auto-grow-height="false" fo:wrap-option="wrap"/>
    </style:style>
    <style:style style:name="gr19" style:family="graphic" style:parent-style-name="standard">
      <style:graphic-properties draw:fill="solid" draw:fill-color="#ffd320" draw:auto-grow-height="false" fo:wrap-option="wrap"/>
    </style:style>
    <style:style style:name="gr20" style:family="graphic" style:parent-style-name="standard">
      <style:graphic-properties draw:fill="solid" draw:fill-color="#0066cc" draw:auto-grow-height="false" fo:wrap-option="wrap"/>
    </style:style>
    <style:style style:name="gr21" style:family="graphic" style:parent-style-name="objectwithoutfill">
      <style:graphic-properties svg:stroke-width="0.05cm" svg:stroke-color="#808080" draw:marker-start-width="0.275cm" draw:marker-end="Arrowheads_20_2" draw:marker-end-width="0.375cm" draw:fill="none" draw:textarea-vertical-align="middle" fo:padding-top="0.15cm" fo:padding-bottom="0.15cm" fo:padding-left="0.275cm" fo:padding-right="0.275cm"/>
    </style:style>
    <style:style style:name="gr22" style:family="graphic" style:parent-style-name="objectwithoutfill">
      <style:graphic-properties svg:stroke-width="0.05cm" svg:stroke-color="#808080" draw:marker-start-width="0.275cm" draw:marker-end="Arrowheads_20_3" draw:marker-end-width="0.375cm" draw:fill="none" draw:textarea-vertical-align="middle" fo:padding-top="0.15cm" fo:padding-bottom="0.15cm" fo:padding-left="0.275cm" fo:padding-right="0.275cm"/>
    </style:style>
    <style:style style:name="gr23" style:family="graphic" style:parent-style-name="objectwithoutfill">
      <style:graphic-properties svg:stroke-width="0.05cm" svg:stroke-color="#808080" draw:marker-start-width="0.275cm" draw:marker-end="Arrowheads_20_4" draw:marker-end-width="0.3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808080" draw:marker-start-width="0.275cm" draw:marker-end="Arrowheads_20_5" draw:marker-end-width="0.375cm" draw:fill="none" draw:textarea-vertical-align="middle" fo:padding-top="0.15cm" fo:padding-bottom="0.15cm" fo:padding-left="0.275cm" fo:padding-right="0.275cm"/>
    </style:style>
    <style:style style:name="gr25" style:family="graphic" style:parent-style-name="objectwithoutfill">
      <style:graphic-properties svg:stroke-width="0.05cm" svg:stroke-color="#808080" draw:marker-start-width="0.275cm" draw:marker-end="Arrowheads_20_6" draw:marker-end-width="0.375cm" draw:fill="none" draw:textarea-vertical-align="middle" fo:padding-top="0.15cm" fo:padding-bottom="0.15cm" fo:padding-left="0.275cm" fo:padding-right="0.275cm"/>
    </style:style>
    <style:style style:name="gr26" style:family="graphic" style:parent-style-name="standard">
      <style:graphic-properties draw:stroke="none" svg:stroke-color="#000000" draw:fill="none" draw:fill-color="#ffffff" draw:textarea-horizontal-align="left" draw:auto-grow-height="true" draw:auto-grow-width="true" fo:min-height="0.789cm" fo:min-width="1.179cm"/>
    </style:style>
    <style:style style:name="gr27" style:family="graphic" style:parent-style-name="standard">
      <style:graphic-properties draw:stroke="none" svg:stroke-color="#000000" draw:fill="none" draw:fill-color="#ffffff" draw:textarea-horizontal-align="left" draw:auto-grow-height="true" draw:auto-grow-width="true" fo:min-height="0.789cm" fo:min-width="2.004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0.887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454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942cm"/>
    </style:style>
    <style:style style:name="gr31" style:family="graphic" style:parent-style-name="standard">
      <style:graphic-properties draw:stroke="none" svg:stroke-color="#000000" draw:fill="none" draw:fill-color="#ffffff" draw:textarea-horizontal-align="left" draw:auto-grow-height="true" draw:auto-grow-width="true" fo:min-height="0.395cm" fo:min-width="0.709cm"/>
    </style:style>
    <style:style style:name="gr32" style:family="graphic" style:parent-style-name="standard">
      <style:graphic-properties draw:stroke="none" svg:stroke-color="#000000" draw:fill="solid" draw:fill-color="#ffffff" draw:textarea-horizontal-align="left" draw:auto-grow-height="true" draw:auto-grow-width="true" fo:min-height="0.556cm" fo:min-width="1.513cm"/>
    </style:style>
    <style:style style:name="gr33" style:family="graphic" style:parent-style-name="standard">
      <style:graphic-properties draw:stroke="none" svg:stroke-color="#000000" draw:fill="none" draw:fill-color="#ffffff" draw:textarea-horizontal-align="left" draw:auto-grow-height="true" draw:auto-grow-width="true" fo:min-height="0.438cm" fo:min-width="2.25cm"/>
    </style:style>
    <style:style style:name="gr34" style:family="graphic" style:parent-style-name="objectwithoutfill">
      <style:graphic-properties svg:stroke-width="0.05cm" svg:stroke-color="#808080" draw:marker-start-width="0.275cm" draw:marker-end="Arrowheads_20_7" draw:marker-end-width="0.375cm" draw:fill="none" draw:textarea-vertical-align="middle" fo:padding-top="0.15cm" fo:padding-bottom="0.15cm" fo:padding-left="0.275cm" fo:padding-right="0.275cm"/>
    </style:style>
    <style:style style:name="gr35" style:family="graphic" style:parent-style-name="objectwithoutfill">
      <style:graphic-properties svg:stroke-width="0.05cm" svg:stroke-color="#808080" draw:marker-start-width="0.275cm" draw:marker-end="Arrowheads_20_8" draw:marker-end-width="0.375cm" draw:fill="none" draw:textarea-vertical-align="middle" fo:padding-top="0.15cm" fo:padding-bottom="0.15cm" fo:padding-left="0.275cm" fo:padding-right="0.275cm"/>
    </style:style>
    <style:style style:name="gr36" style:family="graphic" style:parent-style-name="objectwithoutfill">
      <style:graphic-properties svg:stroke-width="0.05cm" svg:stroke-color="#808080" draw:marker-start-width="0.275cm" draw:marker-end="Arrowheads_20_9" draw:marker-end-width="0.375cm" draw:fill="none" draw:textarea-vertical-align="middle" fo:padding-top="0.15cm" fo:padding-bottom="0.15cm" fo:padding-left="0.275cm" fo:padding-right="0.275cm"/>
    </style:style>
    <style:style style:name="gr37" style:family="graphic" style:parent-style-name="objectwithoutfill">
      <style:graphic-properties svg:stroke-width="0.05cm" svg:stroke-color="#808080" draw:marker-start-width="0.275cm" draw:marker-end="Arrowheads_20_10" draw:marker-end-width="0.375cm" draw:fill="none" draw:textarea-vertical-align="middle" fo:padding-top="0.15cm" fo:padding-bottom="0.15cm" fo:padding-left="0.275cm" fo:padding-right="0.275cm"/>
    </style:style>
    <style:style style:name="gr38" style:family="graphic" style:parent-style-name="standard">
      <style:graphic-properties svg:stroke-color="#808080" draw:fill="solid" draw:fill-color="#cccccc" draw:textarea-horizontal-align="justify" draw:textarea-vertical-align="middle" draw:auto-grow-height="false" draw:shadow="visible"/>
    </style:style>
    <style:style style:name="gr39" style:family="graphic" style:parent-style-name="standard">
      <style:graphic-properties draw:stroke="none" svg:stroke-color="#000000" draw:fill="none" draw:fill-color="#ffffff" draw:textarea-horizontal-align="left" draw:auto-grow-height="true" draw:auto-grow-width="true" fo:min-height="1.111cm" fo:min-width="1.594cm"/>
    </style:style>
    <style:style style:name="P1" style:family="paragraph">
      <style:paragraph-properties fo:text-align="center"/>
    </style:style>
    <style:style style:name="P2" style:family="paragraph">
      <style:text-properties fo:color="#ff0000" fo:font-weight="bold" style:font-weight-asian="bold" style:font-weight-complex="bold"/>
    </style:style>
    <style:style style:name="P3" style:family="paragraph">
      <style:text-properties fo:color="#ff0000" fo:font-size="10pt" fo:font-weight="normal" style:font-size-asian="10pt" style:font-weight-asian="normal" style:font-size-complex="10pt" style:font-weight-complex="normal"/>
    </style:style>
    <style:style style:name="P4" style:family="paragraph">
      <style:text-properties fo:color="#ff0000" fo:font-size="14pt" style:font-size-asian="14pt" style:font-size-complex="14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2pt" fo:font-weight="normal" style:font-size-asian="12pt" style:font-weight-asian="normal" style:font-size-complex="12pt" style:font-weight-complex="normal"/>
    </style:style>
    <style:style style:name="P8" style:family="paragraph">
      <style:paragraph-properties fo:text-align="center"/>
      <style:text-properties fo:font-size="14pt" fo:font-weight="normal" style:font-size-asian="14pt" style:font-weight-asian="normal" style:font-size-complex="14pt" style:font-weight-complex="normal"/>
    </style:style>
    <style:style style:name="P9" style:family="paragraph">
      <style:paragraph-properties fo:text-align="start"/>
    </style:style>
    <style:style style:name="P10" style:family="paragraph">
      <style:paragraph-properties fo:text-align="start"/>
      <style:text-properties fo:font-size="14pt" fo:font-weight="normal" style:font-size-asian="14pt" style:font-weight-asian="normal" style:font-size-complex="14pt" style:font-weight-complex="normal"/>
    </style:style>
    <style:style style:name="P11" style:family="paragraph">
      <style:paragraph-properties fo:text-align="center"/>
      <style:text-properties fo:font-size="10pt" style:font-size-asian="10pt" style:font-size-complex="10pt"/>
    </style:style>
    <style:style style:name="P12" style:family="paragraph">
      <style:text-properties fo:font-size="10pt" style:font-size-asian="10pt" style:font-size-complex="10pt"/>
    </style:style>
    <style:style style:name="P13" style:family="paragraph">
      <style:text-properties fo:color="#000000" fo:font-size="14pt" style:font-size-asian="14pt" style:font-size-complex="14pt"/>
    </style:style>
    <style:style style:name="T1" style:family="text">
      <style:text-properties fo:color="#ff0000" fo:font-weight="bold" style:font-weight-asian="bold" style:font-weight-complex="bold"/>
    </style:style>
    <style:style style:name="T2" style:family="text">
      <style:text-properties fo:color="#ff0000" fo:font-size="10pt" fo:font-weight="normal" style:font-size-asian="10pt" style:font-weight-asian="normal" style:font-size-complex="10pt" style:font-weight-complex="normal"/>
    </style:style>
    <style:style style:name="T3" style:family="text">
      <style:text-properties fo:color="#ff0000" fo:font-size="14pt" style:font-size-asian="14pt" style:font-size-complex="14pt"/>
    </style:style>
    <style:style style:name="T4" style:family="text">
      <style:text-properties fo:font-size="14pt" style:font-size-asian="14pt" style:font-size-complex="14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0pt" style:font-size-asian="10pt" style:font-size-complex="10pt"/>
    </style:style>
    <style:style style:name="T10" style:family="text">
      <style:text-properties fo:color="#0000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20.759cm" svg:height="11.559cm" svg:x="1.241cm" svg:y="1.241cm">
            <draw:image xlink:href="Pictures/100000000000040E00000242FEB0423A.png" xlink:type="simple" xlink:show="embed" xlink:actuate="onLoad">
              <text:p/>
            </draw:image>
          </draw:frame>
          <draw:frame draw:style-name="gr2" draw:text-style-name="P1" draw:layer="layout" svg:width="9.899cm" svg:height="4.519cm" svg:x="4.1cm" svg:y="12.876cm">
            <draw:image xlink:href="Pictures/10000000000001EF000000E28B3AA100.png" xlink:type="simple" xlink:show="embed" xlink:actuate="onLoad">
              <text:p/>
            </draw:image>
          </draw:frame>
          <draw:line draw:style-name="gr3" draw:text-style-name="P1" draw:layer="layout" svg:x1="4.1cm" svg:y1="13.095cm" svg:x2="3.1cm" svg:y2="12.595cm">
            <text:p/>
          </draw:line>
        </draw:g>
      </draw:page>
      <draw:page draw:name="page2" draw:style-name="dp1" draw:master-page-name="Default">
        <draw:g>
          <draw:frame draw:style-name="gr2" draw:text-style-name="P1" draw:layer="layout" svg:width="14cm" svg:height="15.71cm" svg:x="7.256cm" svg:y="1.877cm">
            <draw:image xlink:href="Pictures/1000000000000285000002D48498DBC5.png" xlink:type="simple" xlink:show="embed" xlink:actuate="onLoad">
              <text:p/>
            </draw:image>
          </draw:frame>
          <draw:frame draw:style-name="gr4" draw:text-style-name="P2" draw:layer="layout" svg:width="1.315cm" svg:height="0.962cm" svg:x="10.6cm" svg:y="7.1cm">
            <draw:text-box>
              <text:p><text:span text:style-name="T1">FP</text:span></text:p>
            </draw:text-box>
          </draw:frame>
          <draw:frame draw:style-name="gr4" draw:text-style-name="P2" draw:layer="layout" svg:width="1.315cm" svg:height="0.962cm" svg:x="16.585cm" svg:y="12.638cm">
            <draw:text-box>
              <text:p><text:span text:style-name="T1">FP</text:span></text:p>
            </draw:text-box>
          </draw:frame>
          <draw:custom-shape draw:style-name="gr5" draw:text-style-name="P1" draw:layer="layout" svg:width="0.8cm" svg:height="1.3cm" svg:x="17.9cm" svg:y="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0.8cm" svg:height="-1.3cm" svg:x="10.8cm" svg:y="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0.4cm" svg:height="2cm" draw:transform="rotate (1.5707963267946) translate (12.6cm 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3" draw:layer="layout" svg:width="4.858cm" svg:height="0.645cm" svg:x="12.4cm" svg:y="1.3cm">
            <draw:text-box>
              <text:p><text:span text:style-name="T2">counts per quadrant <text:s/>(Q1-4)</text:span></text:p>
            </draw:text-box>
          </draw:frame>
          <draw:frame draw:style-name="gr8" draw:text-style-name="P4" draw:layer="layout" svg:width="1.162cm" svg:height="0.806cm" svg:x="9.212cm" svg:y="4.988cm">
            <draw:text-box>
              <text:p><text:span text:style-name="T3">Q1</text:span></text:p>
            </draw:text-box>
          </draw:frame>
          <draw:frame draw:style-name="gr8" draw:text-style-name="P4" draw:layer="layout" svg:width="1.162cm" svg:height="0.806cm" svg:x="18.712cm" svg:y="4.988cm">
            <draw:text-box>
              <text:p><text:span text:style-name="T3">Q2</text:span></text:p>
            </draw:text-box>
          </draw:frame>
          <draw:frame draw:style-name="gr8" draw:text-style-name="P4" draw:layer="layout" svg:width="1.162cm" svg:height="0.806cm" svg:x="18.712cm" svg:y="14.488cm">
            <draw:text-box>
              <text:p><text:span text:style-name="T3">Q3</text:span></text:p>
            </draw:text-box>
          </draw:frame>
          <draw:frame draw:style-name="gr8" draw:text-style-name="P4" draw:layer="layout" svg:width="1.162cm" svg:height="0.806cm" svg:x="9.112cm" svg:y="14.488cm">
            <draw:text-box>
              <text:p><text:span text:style-name="T3">Q4</text:span></text:p>
            </draw:text-box>
          </draw:frame>
        </draw:g>
      </draw:page>
      <draw:page draw:name="page3" draw:style-name="dp1" draw:master-page-name="Default">
        <draw:g>
          <draw:custom-shape draw:style-name="gr9" draw:text-style-name="P5" draw:layer="layout" svg:width="3.5cm" svg:height="2.1cm" svg:x="6.595cm" svg:y="3.808cm">
            <text:p text:style-name="P1"><text:span text:style-name="T4">MaxQuant</text:span></text:p>
            <text:p text:style-name="P1"><text:span text:style-name="T4">analysi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11.9cm" svg:height="7.561cm" svg:x="18.195cm" svg:y="1.0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6" draw:layer="layout" svg:width="3.5cm" svg:height="2.061cm" svg:x="19.895cm" svg:y="2.547cm">
            <text:p text:style-name="P1"><text:span text:style-name="T5">PIQMIe</text:span></text:p>
            <text:p text:style-name="P1"><text:span text:style-name="T6">data integration</text:span></text:p>
            <text:p text:style-name="P1"><text:span text:style-name="T6">servic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 draw:text-style-name="P7" draw:layer="layout" svg:width="3.677cm" svg:height="1.191cm" svg:x="20.018cm" svg:y="5.017cm">
            <draw:text-box>
              <text:p text:style-name="P1"><text:span text:style-name="T7">Cloud computing</text:span></text:p>
              <text:p text:style-name="P1"><text:span text:style-name="T7">infrastructure</text:span></text:p>
            </draw:text-box>
          </draw:frame>
          <draw:g>
            <draw:custom-shape draw:style-name="gr13" draw:text-style-name="P6" draw:layer="layout" svg:width="3.249cm" svg:height="2.9cm" svg:x="25.295cm" svg:y="2.10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8" draw:layer="layout" svg:width="3.332cm" svg:height="2.058cm" svg:x="25.363cm" svg:y="2.836cm">
              <draw:text-box>
                <text:p text:style-name="P1"><text:span text:style-name="T8">Integrated</text:span></text:p>
                <text:p text:style-name="P1"><text:span text:style-name="T8">Proteomics</text:span></text:p>
                <text:p text:style-name="P1"><text:span text:style-name="T8">database</text:span></text:p>
              </draw:text-box>
            </draw:frame>
          </draw:g>
          <draw:g>
            <draw:frame draw:style-name="gr2" draw:text-style-name="P1" draw:layer="layout" svg:width="1.721cm" svg:height="1.721cm" svg:x="20.095cm" svg:y="6.108cm">
              <draw:image xlink:href="Pictures/10000201000000560000005637DA0A0D.png" xlink:type="simple" xlink:show="embed" xlink:actuate="onLoad">
                <text:p/>
              </draw:image>
            </draw:frame>
            <draw:frame draw:style-name="gr2" draw:text-style-name="P1" draw:layer="layout" svg:width="1.721cm" svg:height="1.721cm" svg:x="20.895cm" svg:y="6.108cm">
              <draw:image xlink:href="Pictures/10000201000000560000005637DA0A0D.png" xlink:type="simple" xlink:show="embed" xlink:actuate="onLoad">
                <text:p/>
              </draw:image>
            </draw:frame>
            <draw:frame draw:style-name="gr2" draw:text-style-name="P1" draw:layer="layout" svg:width="1.721cm" svg:height="1.721cm" svg:x="21.696cm" svg:y="6.109cm">
              <draw:image xlink:href="Pictures/10000201000000560000005637DA0A0D.png" xlink:type="simple" xlink:show="embed" xlink:actuate="onLoad">
                <text:p/>
              </draw:image>
            </draw:frame>
          </draw:g>
          <draw:custom-shape draw:style-name="gr15" draw:text-style-name="P6" draw:layer="layout" svg:width="5.199cm" svg:height="3.2cm" svg:x="11.496cm" svg:y="3.20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frame draw:style-name="gr16" draw:text-style-name="P10" draw:layer="layout" svg:width="4.01cm" svg:height="2.941cm" svg:x="12.385cm" svg:y="3.308cm">
            <draw:text-box>
              <text:p text:style-name="P9"><text:span text:style-name="T8">Protein/peptide</text:span></text:p>
              <text:p text:style-name="P9"><text:span text:style-name="T8">identifications</text:span></text:p>
              <text:p text:style-name="P9"><text:span text:style-name="T8">quantitations</text:span></text:p>
              <text:p text:style-name="P9"><text:span text:style-name="T8">modifications</text:span></text:p>
              <text:p text:style-name="P1"><text:span text:style-name="T7">(*.txt files)</text:span></text:p>
            </draw:text-box>
          </draw:frame>
          <draw:g>
            <draw:custom-shape draw:style-name="gr17" draw:layer="layout" svg:width="0.998cm" svg:height="0.7cm" draw:transform="rotate (-0.785398163398487) translate (11.619cm 5.3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layer="layout" svg:width="0.998cm" svg:height="0.698cm" draw:transform="skewX (-0.0027925268031904) translate (12.25cm 5.66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layer="layout" svg:width="1cm" svg:height="0.699cm" draw:transform="rotate (0.7853981633973) translate (11.335cm 6.86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0" draw:layer="layout" svg:width="0.997cm" svg:height="0.698cm" draw:transform="skewX (-0.00139626340159521) rotate (-0.261799387800286) translate (12.532cm 6.3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9" draw:text-style-name="P5" draw:layer="layout" svg:width="4cm" svg:height="2.175cm" svg:x="1.352cm" svg:y="2.03cm">
            <text:p text:style-name="P1"><text:span text:style-name="T4">MS data</text:span></text:p>
            <text:p text:style-name="P1"><text:span text:style-name="T6">(*.RAW file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17" draw:layer="layout" svg:width="1.025cm" svg:height="0.716cm" svg:x="24.295cm" svg:y="5.12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layer="layout" svg:width="1.024cm" svg:height="0.717cm" draw:transform="rotate (1.5707963267946) translate (24.457cm 5.3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layer="layout" svg:width="1.024cm" svg:height="0.718cm" draw:transform="rotate (1.5707963267946) translate (25.123cm 5.99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0" draw:layer="layout" svg:width="1.025cm" svg:height="0.716cm" svg:x="24.97cm" svg:y="4.4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21" draw:text-style-name="P1" draw:layer="layout" svg:x1="4.995cm" svg:y1="4.908cm" svg:x2="6.395cm" svg:y2="4.908cm">
            <text:p/>
          </draw:line>
          <draw:line draw:style-name="gr22" draw:text-style-name="P1" draw:layer="layout" svg:x1="10.483cm" svg:y1="4.808cm" svg:x2="11.883cm" svg:y2="4.808cm">
            <text:p/>
          </draw:line>
          <draw:line draw:style-name="gr23" draw:text-style-name="P1" draw:layer="layout" svg:x1="16.583cm" svg:y1="4.908cm" svg:x2="17.983cm" svg:y2="4.908cm">
            <text:p/>
          </draw:line>
          <draw:g>
            <draw:line draw:style-name="gr24" draw:text-style-name="P1" draw:layer="layout" svg:x1="23.695cm" svg:y1="3.408cm" svg:x2="25.095cm" svg:y2="3.408cm">
              <text:p/>
            </draw:line>
            <draw:line draw:style-name="gr25" draw:text-style-name="P1" draw:layer="layout" svg:x1="25.083cm" svg:y1="3.708cm" svg:x2="23.683cm" svg:y2="3.708cm">
              <text:p/>
            </draw:line>
          </draw:g>
          <draw:custom-shape draw:style-name="gr9" draw:text-style-name="P5" draw:layer="layout" svg:width="4cm" svg:height="2.275cm" svg:x="1.052cm" svg:y="5.61cm">
            <text:p text:style-name="P1"><text:span text:style-name="T4">FASTA</text:span></text:p>
            <text:p text:style-name="P1"><text:span text:style-name="T4">sequence</text:span></text:p>
            <text:p text:style-name="P1"><text:span text:style-name="T4">library</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5" draw:layer="layout" svg:width="4cm" svg:height="2.175cm" svg:x="1.052cm" svg:y="1.63cm">
            <text:p text:style-name="P1"><text:span text:style-name="T4">MS data</text:span></text:p>
            <text:p text:style-name="P1"><text:span text:style-name="T6">(*.RAW file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frame draw:style-name="gr26" draw:text-style-name="P11" draw:layer="layout" svg:width="1.679cm" svg:height="1.039cm" svg:x="30.345cm" svg:y="3.431cm">
            <draw:text-box>
              <text:p text:style-name="P1"><text:span text:style-name="T9">HTTP</text:span></text:p>
              <text:p text:style-name="P1"><text:span text:style-name="T9">request</text:span></text:p>
            </draw:text-box>
          </draw:frame>
          <draw:frame draw:style-name="gr27" draw:text-style-name="P11" draw:layer="layout" svg:width="2.504cm" svg:height="1.039cm" svg:x="30.095cm" svg:y="5.031cm">
            <draw:text-box>
              <text:p text:style-name="P1"><text:span text:style-name="T9">HTML/JSON</text:span></text:p>
              <text:p text:style-name="P1"><text:span text:style-name="T9">response</text:span></text:p>
            </draw:text-box>
          </draw:frame>
          <draw:frame draw:style-name="gr28" draw:text-style-name="P12" draw:layer="layout" svg:width="1.387cm" svg:height="0.645cm" svg:x="37.396cm" svg:y="3.862cm">
            <draw:text-box>
              <text:p><text:span text:style-name="T9">query</text:span></text:p>
            </draw:text-box>
          </draw:frame>
          <draw:frame draw:style-name="gr29" draw:text-style-name="P12" draw:layer="layout" svg:width="1.954cm" svg:height="0.645cm" svg:x="37.297cm" svg:y="4.963cm">
            <draw:text-box>
              <text:p><text:span text:style-name="T9">result-set</text:span></text:p>
            </draw:text-box>
          </draw:frame>
          <draw:frame draw:style-name="gr2" draw:text-style-name="P1" draw:layer="layout" svg:width="4.7cm" svg:height="6.82cm" svg:x="32.395cm" svg:y="1.208cm">
            <draw:image xlink:href="Pictures/100000000000023B0000033C99C0DB61.png" xlink:type="simple" xlink:show="embed" xlink:actuate="onLoad">
              <text:p/>
            </draw:image>
          </draw:frame>
          <draw:frame draw:style-name="gr30" draw:text-style-name="P12" draw:layer="layout" svg:width="1.442cm" svg:height="0.645cm" svg:x="32.655cm" svg:y="3.163cm">
            <draw:text-box>
              <text:p><text:span text:style-name="T9">REST</text:span></text:p>
            </draw:text-box>
          </draw:frame>
          <draw:frame draw:style-name="gr31" draw:text-style-name="P12" draw:layer="layout" svg:width="1.209cm" svg:height="0.645cm" svg:x="35.62cm" svg:y="5.763cm">
            <draw:text-box>
              <text:p><text:span text:style-name="T9">SQL</text:span></text:p>
            </draw:text-box>
          </draw:frame>
          <draw:frame draw:style-name="gr32" draw:text-style-name="P13" draw:layer="layout" svg:width="2.013cm" svg:height="0.806cm" svg:x="32.704cm" svg:y="4.308cm">
            <draw:text-box>
              <text:p><text:span text:style-name="T10">Clients</text:span></text:p>
            </draw:text-box>
          </draw:frame>
          <draw:frame draw:style-name="gr33" draw:text-style-name="P12" draw:layer="layout" svg:width="2.75cm" svg:height="0.688cm" svg:x="32.173cm" svg:y="7.982cm">
            <draw:text-box>
              <text:p><text:span text:style-name="T9">Web browser</text:span></text:p>
            </draw:text-box>
          </draw:frame>
          <draw:g>
            <draw:line draw:style-name="gr34" draw:text-style-name="P1" draw:layer="layout" svg:x1="37.508cm" svg:y1="4.562cm" svg:x2="38.908cm" svg:y2="4.562cm">
              <text:p/>
            </draw:line>
            <draw:line draw:style-name="gr35" draw:text-style-name="P1" draw:layer="layout" svg:x1="38.896cm" svg:y1="4.862cm" svg:x2="37.496cm" svg:y2="4.862cm">
              <text:p/>
            </draw:line>
          </draw:g>
          <draw:g>
            <draw:line draw:style-name="gr36" draw:text-style-name="P1" draw:layer="layout" svg:x1="30.502cm" svg:y1="4.531cm" svg:x2="32.497cm" svg:y2="4.531cm">
              <text:p/>
            </draw:line>
            <draw:line draw:style-name="gr37" draw:text-style-name="P1" draw:layer="layout" svg:x1="32.48cm" svg:y1="4.831cm" svg:x2="30.485cm" svg:y2="4.831cm">
              <text:p/>
            </draw:line>
          </draw:g>
          <draw:g>
            <draw:custom-shape draw:style-name="gr38" draw:text-style-name="P6" draw:layer="layout" svg:width="2.278cm" svg:height="1.8cm" svg:x="39.82cm" svg:y="3.20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6" draw:layer="layout" svg:width="2.278cm" svg:height="1.8cm" svg:x="39.42cm" svg:y="3.90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5" draw:layer="layout" svg:width="2.094cm" svg:height="1.361cm" svg:x="39.519cm" svg:y="4.308cm">
              <draw:text-box>
                <text:p text:style-name="P1"><text:span text:style-name="T4">local</text:span></text:p>
                <text:p text:style-name="P1"><text:span text:style-name="T4">IPdb(s)</text:span></text:p>
              </draw:text-box>
            </draw:frame>
          </draw:g>
          <draw:frame draw:style-name="gr2" draw:text-style-name="P1" draw:layer="layout" svg:width="2.5cm" svg:height="1.19cm" svg:x="25.9cm" svg:y="5.27cm">
            <draw:image xlink:href="Pictures/10000201000004B0000002392AD905E4.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10" draw:display-name="Arrowheads 10" svg:viewBox="0 0 1131 902" svg:d="M564 0l-564 902h1131z"/>
    <draw:marker draw:name="Arrowheads_20_2" draw:display-name="Arrowheads 2" svg:viewBox="0 0 1131 902" svg:d="M564 0l-564 902h1131z"/>
    <draw:marker draw:name="Arrowheads_20_3" draw:display-name="Arrowheads 3" svg:viewBox="0 0 1131 902" svg:d="M564 0l-564 902h1131z"/>
    <draw:marker draw:name="Arrowheads_20_4" draw:display-name="Arrowheads 4" svg:viewBox="0 0 1131 902" svg:d="M564 0l-564 902h1131z"/>
    <draw:marker draw:name="Arrowheads_20_5" draw:display-name="Arrowheads 5" svg:viewBox="0 0 1131 902" svg:d="M564 0l-564 902h1131z"/>
    <draw:marker draw:name="Arrowheads_20_6" draw:display-name="Arrowheads 6" svg:viewBox="0 0 1131 902" svg:d="M564 0l-564 902h1131z"/>
    <draw:marker draw:name="Arrowheads_20_7" draw:display-name="Arrowheads 7" svg:viewBox="0 0 1131 902" svg:d="M564 0l-564 902h1131z"/>
    <draw:marker draw:name="Arrowheads_20_8" draw:display-name="Arrowheads 8" svg:viewBox="0 0 1131 902" svg:d="M564 0l-564 902h1131z"/>
    <draw:marker draw:name="Arrowheads_20_9" draw:display-name="Arrowheads 9"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ld Kuzniar</meta:initial-creator>
    <meta:creation-date>2014-12-10T17:14:31</meta:creation-date>
    <dc:date>2015-02-02T17:45:56</dc:date>
    <dc:creator>Arnold Kuzniar</dc:creator>
    <meta:editing-duration>PT57M2S</meta:editing-duration>
    <meta:editing-cycles>7</meta:editing-cycles>
    <meta:generator>OpenOffice/4.1.1$Unix OpenOffice.org_project/411m6$Build-9775</meta:generator>
    <meta:document-statistic meta:object-count="69"/>
  </office:meta>
</office:document-meta>
</file>